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Media/ok.wav" manifest:media-type="audio/x-wav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gr1" style:family="graphic">
      <style:graphic-properties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Media object 1" draw:style-name="gr1" svg:width="5cm" svg:height="5cm" svg:x="6.077cm" svg:y="1.319cm"><draw:plugin xlink:href="Media/ok.wav" xlink:type="simple" xlink:show="embed" xlink:actuate="onLoad" draw:mime-type="audio/x-wav"><draw:param draw:name="Loop" draw:value="false"/><draw:param draw:name="Mute" draw:value="false"/><draw:param draw:name="VolumeDB" draw:value="0"/></draw:plugin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4:48:21.694000000</meta:creation-date>
    <dc:date>2023-06-26T14:51:25.694000000</dc:date>
    <meta:editing-duration>PT3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24.2.0.0.alpha0$Windows_X86_64 LibreOffice_project/b7b83a5de26567c2f6b482b16c4adf3e4f391ca2</meta:generator>
  </office:meta>
</office:document-meta>
</file>